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aa95" draw:textarea-horizontal-align="justify" draw:textarea-vertical-align="middle" draw:auto-grow-height="false" fo:min-height="2.162cm" fo:min-width="3.721cm" draw:shadow="visible" draw:shadow-offset-x="0.282cm" draw:shadow-offset-y="0.282cm" draw:shadow-color="#808080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53cm" draw:shadow="visible" draw:shadow-offset-x="0.282cm" draw:shadow-offset-y="0.282cm" draw:shadow-color="#808080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42cm" draw:shadow="visible" draw:shadow-offset-x="0.282cm" draw:shadow-offset-y="0.282cm" draw:shadow-color="#808080"/>
    </style:style>
    <style:style style:name="gr4" style:family="graphic" style:parent-style-name="standard">
      <style:graphic-properties svg:stroke-width="0.106cm" svg:stroke-color="#000000" draw:marker-start="" draw:marker-start-width="0.459cm" draw:marker-end="Symmetric_20_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111111" draw:marker-start="" draw:marker-start-width="0.459cm" draw:marker-end="Symmetric_20_Arrow" draw:marker-end-width="0.4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655cm" fo:min-width="2.041cm" fo:padding-top="0.142cm" fo:padding-bottom="0.142cm" fo:padding-left="0.267cm" fo:padding-right="0.267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style:font-name="Source Code Pro1"/>
    </style:style>
    <style:style style:name="P6" style:family="paragraph">
      <loext:graphic-properties draw:fill-color="#cccccc"/>
      <style:paragraph-properties fo:text-align="center"/>
      <style:text-properties style:font-name="Source Code Pro1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221cm" svg:height="2.412cm" svg:x="0.64cm" svg:y="0.57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253cm" svg:height="2.412cm" svg:x="12.67cm" svg:y="6.92cm">
          <text:p text:style-name="P1"><text:span text:style-name="T1">Internet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242cm" svg:height="2.412cm" svg:x="19.02cm" svg:y="9.461cm">
          <text:p text:style-name="P1"><text:span text:style-name="T1">Transpor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253cm" svg:height="2.412cm" svg:x="6.358cm" svg:y="4.38cm">
          <text:p text:style-name="P1"><text:span text:style-name="T1">Link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61cm" svg:y1="2.14cm" svg:x2="24.846cm" svg:y2="2.159cm">
          <text:p/>
        </draw:line>
        <draw:connector draw:style-name="gr5" draw:text-style-name="P4" draw:layer="layout" svg:x1="26.121cm" svg:y1="5.524cm" svg:x2="26.127cm" svg:y2="3.556cm" draw:start-shape="id1" draw:start-glue-point="0" draw:end-shape="id2" draw:end-glue-point="7" svg:d="M26121 5524v-875h6v-1093" svg:viewBox="0 0 7 1969">
          <text:p/>
        </draw:connector>
        <draw:custom-shape draw:style-name="gr3" draw:text-style-name="P3" xml:id="id1" draw:id="id1" draw:layer="layout" svg:width="4.242cm" svg:height="2.412cm" svg:x="24cm" svg:y="5.524cm">
          <text:p text:style-name="P1"><text:span text:style-name="T1">Write</text:span></text:p>
          <text:p text:style-name="P1"><text:span text:style-name="T1">Bac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352cm" svg:y1="2.094cm" svg:x2="8.352cm" svg:y2="4.38cm">
          <text:p/>
        </draw:line>
        <draw:line draw:style-name="gr6" draw:text-style-name="P1" draw:layer="layout" svg:x1="14.856cm" svg:y1="2.094cm" svg:x2="14.856cm" svg:y2="6.92cm">
          <text:p/>
        </draw:line>
        <draw:line draw:style-name="gr6" draw:text-style-name="P1" draw:layer="layout" svg:x1="21.052cm" svg:y1="2.094cm" svg:x2="21.052cm" svg:y2="9.46cm">
          <text:p/>
        </draw:line>
        <draw:connector draw:style-name="gr5" draw:text-style-name="P4" draw:layer="layout" svg:x1="10.611cm" svg:y1="5.586cm" svg:x2="12.67cm" svg:y2="8.126cm" draw:start-shape="id3" draw:start-glue-point="1" draw:end-shape="id4" draw:end-glue-point="3" svg:d="M10611 5586h1170v2540h889" svg:viewBox="0 0 2060 2541">
          <text:p/>
        </draw:connector>
        <draw:connector draw:style-name="gr5" draw:text-style-name="P4" draw:layer="layout" svg:x1="16.923cm" svg:y1="8.126cm" svg:x2="19.02cm" svg:y2="10.667cm" draw:start-shape="id4" draw:start-glue-point="1" draw:end-shape="id5" draw:end-glue-point="3" svg:d="M16923 8126h1189v2541h908" svg:viewBox="0 0 2098 2542">
          <text:p/>
        </draw:connector>
        <draw:connector draw:style-name="gr5" draw:text-style-name="P4" draw:layer="layout" svg:x1="23.262cm" svg:y1="10.667cm" svg:x2="26.121cm" svg:y2="7.936cm" draw:start-shape="id5" draw:start-glue-point="1" draw:end-shape="id1" draw:end-glue-point="2" svg:d="M23262 10667h2859v-2731" svg:viewBox="0 0 2860 2732">
          <text:p/>
        </draw:connector>
        <draw:connector draw:style-name="gr5" draw:text-style-name="P4" draw:layer="layout" svg:x1="25.979cm" svg:y1="1.798cm" svg:x2="4.861cm" svg:y2="1.776cm" draw:end-shape="id6" draw:end-glue-point="1" svg:d="M25979 1798h-10168v-22h-10950" svg:viewBox="0 0 21119 23">
          <text:p/>
        </draw:connector>
        <draw:custom-shape draw:style-name="gr7" draw:text-style-name="P6" xml:id="id2" draw:id="id2" draw:layer="layout" svg:width="2.54cm" svg:height="3.048cm" svg:x="24.857cm" svg:y="0.508cm">
          <text:p text:style-name="P5"><text:span text:style-name="T2">Mem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9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7-15T08:14:37.639805864</dc:date>
    <meta:editing-duration>PT1H24M34S</meta:editing-duration>
    <meta:editing-cycles>11</meta:editing-cycles>
    <meta:generator>LibreOffice/6.2.4.2.0$Linux_X86_64 LibreOffice_project/20$Build-2</meta:generator>
    <meta:document-statistic meta:object-count="15"/>
  </office:meta>
</office:document-meta>
</file>